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3311" officeooo:paragraph-rsid="000c3311"/>
    </style:style>
    <style:style style:name="T1" style:family="text">
      <style:text-properties officeooo:rsid="000c33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database-display text:table-name="Result Output" text:table-type="table" text:column-name="Sr.No." text:database-name="Addresses1">&lt;Sr.No.&gt;</text:database-display><text:s text:c="4"/><text:span text:style-name="T1">ID <text:s text:c="2"/></text:span><text:span text:style-name="T1"><text:database-display text:table-name="Result Output" text:table-type="table" text:column-name="Patient Id" text:database-name="Addresses1">&lt;Patient Id&gt;</text:database-display></text:span><text:span text:style-name="T1"><text:s text:c="5"/>Date of visit </text:span><text:span text:style-name="T1"><text:database-display text:table-name="Result Output" text:table-type="table" text:column-name="Date" text:database-name="Addresses1">&lt;Date&gt;</text:database-display></text:span><text:span text:style-name="T1"><text:s text:c="3"/>at time </text:span><text:span text:style-name="T1"><text:database-display text:table-name="Result Output" text:table-type="table" text:column-name="Time" text:database-name="Addresses1">&lt;Time&gt;</text:database-display></text:span><text:span text:style-name="T1"><text:s text:c="2"/></text:span></text:p>
      <text:p text:style-name="Standard"/>
      <text:p text:style-name="Standard"/>
      <text:p text:style-name="P1">type of Maln <text:database-display text:table-name="Result Output" text:table-type="table" text:column-name="Type of Malnourishment" text:database-name="Addresses1">&lt;Type of Malnourishment&gt;</text:database-display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23:14:00.946000000</meta:creation-date>
    <dc:date>2024-03-29T23:18:50.209000000</dc:date>
    <meta:editing-duration>PT4M50S</meta:editing-duration>
    <meta:editing-cycles>1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2" meta:word-count="17" meta:character-count="110" meta:non-whitespace-character-count="82"/>
  </office:meta>
</office:document-meta>
</file>